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yon" svg:font-family="Lyon, Helvetica, Arial, sans-serif"/>
    <style:font-face style:name="Roboto" svg:font-family="Roboto, 'Bookman Old Style', serif"/>
    <style:font-face style:name="arial" svg:font-family="arial,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df465" officeooo:paragraph-rsid="000df465" style:font-weight-asian="bold" style:font-weight-complex="bold"/>
    </style:style>
    <style:style style:name="P2" style:family="paragraph" style:parent-style-name="Standard">
      <style:text-properties fo:font-weight="bold" officeooo:rsid="000f1b3a" officeooo:paragraph-rsid="000f1b3a" style:font-weight-asian="bold" style:font-weight-complex="bold"/>
    </style:style>
    <style:style style:name="P3" style:family="paragraph" style:parent-style-name="Standard">
      <style:paragraph-properties fo:text-align="center" style:justify-single-word="false"/>
      <style:text-properties fo:font-weight="bold" officeooo:rsid="000f1b3a" officeooo:paragraph-rsid="000f1b3a" style:font-weight-asian="bold" style:font-weight-complex="bold"/>
    </style:style>
    <style:style style:name="P4" style:family="paragraph" style:parent-style-name="Standard">
      <style:text-properties fo:font-weight="bold" officeooo:rsid="0012305d" officeooo:paragraph-rsid="0012305d" style:font-weight-asian="bold" style:font-weight-complex="bold"/>
    </style:style>
    <style:style style:name="P5" style:family="paragraph" style:parent-style-name="Standard">
      <style:text-properties officeooo:paragraph-rsid="000f1b3a"/>
    </style:style>
    <style:style style:name="P6" style:family="paragraph" style:parent-style-name="Standard">
      <style:text-properties fo:font-weight="normal" officeooo:rsid="0012305d" officeooo:paragraph-rsid="0012305d" style:font-weight-asian="normal" style:font-weight-complex="normal"/>
    </style:style>
    <style:style style:name="P7" style:family="paragraph" style:parent-style-name="Standard">
      <style:text-properties fo:font-weight="normal" officeooo:rsid="0012305d" officeooo:paragraph-rsid="0012305d"/>
    </style:style>
    <style:style style:name="P8" style:family="paragraph" style:parent-style-name="Standard">
      <style:text-properties officeooo:rsid="0011095e" officeooo:paragraph-rsid="0011095e"/>
    </style:style>
    <style:style style:name="P9" style:family="paragraph" style:parent-style-name="Standard">
      <style:text-properties officeooo:paragraph-rsid="0012305d"/>
    </style:style>
    <style:style style:name="P10" style:family="paragraph" style:parent-style-name="Standard">
      <style:text-properties officeooo:rsid="0012305d" officeooo:paragraph-rsid="0012305d"/>
    </style:style>
    <style:style style:name="P11" style:family="paragraph" style:parent-style-name="Text_20_body">
      <style:text-properties fo:font-variant="normal" fo:text-transform="none" fo:color="#757575" style:font-name="inherit" fo:font-size="12.75pt" fo:letter-spacing="normal" fo:font-style="normal" fo:font-weight="normal" officeooo:rsid="0012305d" officeooo:paragraph-rsid="0012305d"/>
    </style:style>
    <style:style style:name="P12" style:family="paragraph" style:parent-style-name="Text_20_body">
      <style:text-properties fo:font-variant="normal" fo:text-transform="none" fo:color="#757575" style:font-name="inherit" fo:font-size="12.75pt" fo:letter-spacing="normal" fo:font-style="normal" fo:font-weight="normal" officeooo:rsid="0012305d" officeooo:paragraph-rsid="00132037"/>
    </style:style>
    <style:style style:name="P13" style:family="paragraph" style:parent-style-name="Text_20_body">
      <style:text-properties fo:font-variant="normal" fo:text-transform="none" fo:color="#757575" style:font-name="inherit" fo:font-size="12.75pt" fo:letter-spacing="normal" fo:font-style="normal" fo:font-weight="normal" officeooo:rsid="00132037" officeooo:paragraph-rsid="0012305d"/>
    </style:style>
    <style:style style:name="P14" style:family="paragraph" style:parent-style-name="Text_20_body">
      <style:text-properties fo:font-variant="normal" fo:text-transform="none" fo:color="#757575" style:font-name="inherit" fo:font-size="12.75pt" fo:letter-spacing="normal" fo:font-style="normal" fo:font-weight="normal" officeooo:rsid="00132037" officeooo:paragraph-rsid="00132037"/>
    </style:style>
    <style:style style:name="P15" style:family="paragraph" style:parent-style-name="Text_20_body">
      <style:text-properties officeooo:paragraph-rsid="00132037"/>
    </style:style>
    <style:style style:name="P16" style:family="paragraph" style:parent-style-name="Text_20_body">
      <style:text-properties officeooo:rsid="00132037" officeooo:paragraph-rsid="00132037"/>
    </style:style>
    <style:style style:name="P17" style:family="paragraph" style:parent-style-name="Text_20_body">
      <style:text-properties officeooo:rsid="0014b54d" officeooo:paragraph-rsid="0014b54d"/>
    </style:style>
    <style:style style:name="T1" style:family="text">
      <style:text-properties officeooo:rsid="000df465"/>
    </style:style>
    <style:style style:name="T2" style:family="text">
      <style:text-properties officeooo:rsid="000f1b3a"/>
    </style:style>
    <style:style style:name="T3" style:family="text">
      <style:text-properties fo:font-weight="normal" style:font-weight-asian="normal" style:font-weight-complex="normal"/>
    </style:style>
    <style:style style:name="T4" style:family="text">
      <style:text-properties fo:font-variant="normal" fo:text-transform="none" fo:color="#222222" style:font-name="arial" fo:font-size="12pt" fo:letter-spacing="normal" fo:font-style="normal" fo:font-weight="normal" officeooo:rsid="0010f4ed" style:font-weight-asian="normal" style:font-weight-complex="normal"/>
    </style:style>
    <style:style style:name="T5" style:family="text">
      <style:text-properties fo:font-variant="normal" fo:text-transform="none" fo:color="#222222" style:font-name="arial" fo:font-size="12pt" fo:letter-spacing="normal" fo:font-style="normal" fo:font-weight="normal" officeooo:rsid="000f1b3a" style:font-weight-asian="normal" style:font-weight-complex="normal"/>
    </style:style>
    <style:style style:name="T6" style:family="text">
      <style:text-properties fo:font-variant="normal" fo:text-transform="none" fo:color="#222222" style:font-name="arial" fo:font-size="12pt" fo:letter-spacing="normal" fo:font-style="normal" fo:font-weight="normal" officeooo:rsid="0011095e" style:font-weight-asian="normal" style:font-weight-complex="normal"/>
    </style:style>
    <style:style style:name="T7" style:family="text">
      <style:text-properties fo:font-variant="normal" fo:text-transform="none" fo:color="#222222" style:font-name="sans-serif" fo:font-size="10.5pt" fo:letter-spacing="normal" fo:font-style="normal"/>
    </style:style>
    <style:style style:name="T8" style:family="text">
      <style:text-properties fo:font-variant="normal" fo:text-transform="none" fo:color="#222222" style:font-name="sans-serif" fo:font-size="10.5pt" fo:letter-spacing="normal" fo:font-style="normal" fo:font-weight="normal" style:font-weight-asian="normal" style:font-weight-complex="normal"/>
    </style:style>
    <style:style style:name="T9" style:family="text">
      <style:text-properties fo:font-variant="normal" fo:text-transform="none" fo:color="#222222" style:font-name="sans-serif" fo:font-size="10.5pt" fo:letter-spacing="normal" fo:font-style="normal" fo:font-weight="normal" officeooo:rsid="0012305d" style:font-weight-asian="normal" style:font-weight-complex="normal"/>
    </style:style>
    <style:style style:name="T10" style:family="text">
      <style:text-properties fo:font-variant="normal" fo:text-transform="none" fo:color="#222222" style:font-name="sans-serif" fo:font-size="10.5pt" fo:letter-spacing="normal" fo:font-style="normal" fo:font-weight="normal" officeooo:rsid="00132037" style:font-weight-asian="normal" style:font-weight-complex="normal"/>
    </style:style>
    <style:style style:name="T11" style:family="text">
      <style:text-properties fo:font-variant="normal" fo:text-transform="none" fo:color="#222222" style:font-name="sans-serif" fo:font-size="10.5pt" fo:letter-spacing="normal" fo:font-style="normal" fo:font-weight="normal" style:font-weight-asian="bold" style:font-weight-complex="bold"/>
    </style:style>
    <style:style style:name="T12" style:family="text">
      <style:text-properties fo:font-variant="normal" fo:text-transform="none" fo:color="#222222" style:font-name="sans-serif" fo:font-size="10.5pt" fo:letter-spacing="normal" fo:font-style="normal" fo:font-weight="normal" officeooo:rsid="0012305d" style:font-weight-asian="bold" style:font-weight-complex="bold"/>
    </style:style>
    <style:style style:name="T13" style:family="text">
      <style:text-properties fo:font-variant="normal" fo:text-transform="none" fo:color="#222222" style:font-name="sans-serif" fo:font-size="10.5pt" fo:letter-spacing="normal" fo:font-style="normal" style:font-weight-asian="normal" style:font-weight-complex="normal"/>
    </style:style>
    <style:style style:name="T14" style:family="text">
      <style:text-properties fo:font-variant="normal" fo:text-transform="none" fo:color="#222222" style:font-name="sans-serif" fo:font-size="10.5pt" fo:letter-spacing="normal" fo:font-style="normal" officeooo:rsid="00132037" style:font-weight-asian="normal" style:font-weight-complex="normal"/>
    </style:style>
    <style:style style:name="T15" style:family="text">
      <style:text-properties fo:color="#222222" style:font-name="sans-serif" fo:font-size="10.5pt"/>
    </style:style>
    <style:style style:name="T16" style:family="text">
      <style:text-properties fo:color="#222222" style:font-name="sans-serif" fo:font-size="10.5pt" officeooo:rsid="001320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IntelliRoute</text:p>
      <text:p text:style-name="P3">Requirements and Specification Document</text:p>
      <text:p text:style-name="P3">March 8, 2020</text:p>
      <text:p text:style-name="P3">Version 1/0</text:p>
      <text:p text:style-name="P1"/>
      <text:p text:style-name="P1">Abstract:</text:p>
      <text:p text:style-name="Standard">Uber <text:span text:style-name="T2">(the</text:span> dummy customer<text:span text:style-name="T2">)</text:span> wants to improve their services to address the following issues to ensure safety and increase efficiency. Vehicle populations have significantly increased worldwide over the recent times. This increase in the number of vehicles has resulted in heavy traffic congestion, which leads to a high probability of road accidents. In addition to the rising number of vehicles, inaccurate routing to unknown destinations also increases traffic congestion because drivers become hesitant in selecting the best street to the desired destination. Fuel consumption, CO2 and greenhouse gas emissions, long travel time, and accidents are the direct and indirect results of vehicle traffic congestion and haphazard driving patterns. In light of these problems, a vehicle navigation system that mitigates congestion problems is needed.</text:p>
      <text:p text:style-name="Standard"/>
      <text:p text:style-name="Standard">The system <text:span text:style-name="T1">is to </text:span>suggest the best path for traveling between two points on the basis of traffic and distance between them.<text:span text:style-name="T1"> </text:span>Ant Colony Optimization can be used to find efficient traffic routing solutions.</text:p>
      <text:p text:style-name="Standard"/>
      <text:p text:style-name="P2">Document Revision History:</text:p>
      <text:p text:style-name="P2"><text:span text:style-name="T3">Rev 1.0 March 8, 2020 - Initial Version</text:span></text:p>
      <text:p text:style-name="P2"><text:span text:style-name="T3"/></text:p>
      <text:p text:style-name="P2"><text:span text:style-name="T3"/></text:p>
      <text:p text:style-name="P2">Customer:</text:p>
      <text:p text:style-name="P5"><text:span text:style-name="T5">Uber</text:span><text:span text:style-name="T4"> </text:span><text:span text:style-name="T5">Technologies, Inc., commonly known as</text:span><text:span text:style-name="T4"> </text:span><text:span text:style-name="T5">Uber, is an American multinational ride-hailing company offering services that include peer-to-peer ridesharing, ride service hailing, food delivery</text:span><text:span text:style-name="T6">,</text:span><text:span text:style-name="T5"> and a micromobility system with electric bikes and scooters.</text:span><text:span text:style-name="T8">The company is based in</text:span><text:span text:style-name="T4"> </text:span><text:span text:style-name="T6">San Francisco </text:span><text:span text:style-name="T8">and has operations in over 785</text:span><text:span text:style-name="T6"> metropoliton areas </text:span><text:span text:style-name="T8">worldwide.</text:span></text:p>
      <text:p text:style-name="P5"><text:span text:style-name="T8"/></text:p>
      <text:p text:style-name="P8"><text:span text:style-name="T8">Stakeholders:</text:span></text:p>
      <text:p text:style-name="P8"><text:span text:style-name="T8"/></text:p>
      <text:p text:style-name="P8"><text:span text:style-name="T8">(i) Drivers:</text:span></text:p>
      <text:p text:style-name="P8"><text:span text:style-name="T8">Drivers are the ones who will be using our application. The application is to receive requests from the server (passengers). The driver has the discretion to accept or reject a request. The request is automatically rejected if the driver is busy on another request.</text:span></text:p>
      <text:p text:style-name="P8"><text:span text:style-name="T8">The application is to provide an efficient pathway to the driver from the his current location to the rider and from the rider to the rider's destination. After which the request is complete and the application should show the driver the status (money received, bonus if any).</text:span></text:p>
      <text:p text:style-name="P8"><text:span text:style-name="T8"/></text:p>
      <text:p text:style-name="P8"><text:span text:style-name="T8">(ii) Uber:</text:span></text:p>
      <text:p text:style-name="P8"><text:span text:style-name="T8">Uber is to exchange information with drivers using this app.</text:span></text:p>
      <text:p text:style-name="P8"><text:span text:style-name="T8"/></text:p>
      <text:p text:style-name="P4"><text:span text:style-name="T7">Competitive Landscape:</text:span></text:p>
      <text:p text:style-name="P4"><text:span text:style-name="T7"/></text:p>
      <text:p text:style-name="P9"><text:span text:style-name="T12">Uber has several competitors in this landscape. Those include ride-hailing companies such as Lyft, Ola, Careem, Didi, Taxify and Yandex Taxi.</text:span></text:p>
      <text:p text:style-name="P9"><text:span text:style-name="T12"/></text:p>
      <text:p text:style-name="P10"><text:span text:style-name="T11">In a closely related landscape, the competitors include: Apple, Google, etc. with their self-driving cars.</text:span></text:p>
      <text:p text:style-name="P10"><text:span text:style-name="T11"/></text:p>
      <text:p text:style-name="P6"><text:span text:style-name="T7"/></text:p>
      <text:p text:style-name="P6"><text:span text:style-name="T7"/></text:p>
      <text:p text:style-name="P7"><text:soft-page-break/><text:span text:style-name="T13">Competitor</text:span><text:span text:style-name="T14">s'</text:span><text:span text:style-name="T13"> Strengths:</text:span></text:p>
      <text:p text:style-name="P7"><text:span text:style-name="T13"/></text:p>
      <text:p text:style-name="P12"><text:span text:style-name="T15">The idea can be easily imitated. Nothing will prevent competition from presenting the same product</text:span><text:span text:style-name="T16">.</text:span></text:p>
      <text:p text:style-name="P12"><text:span text:style-name="T15">The relationship between Uber and the drivers is ethically questionable. It lacks the real connection. So, it is expected that loyalty between Uber and its drivers is quite low.</text:span></text:p>
      <text:p text:style-name="P12"><text:span text:style-name="T15">Also, company and its customers have no bonding. Incentive to remain with Uber is low.</text:span></text:p>
      <text:p text:style-name="P11"><text:span text:style-name="T15">Costs of operating vehicles are very high. But, the drivers do not earn so much.</text:span></text:p>
      <text:p text:style-name="P11"><text:span text:style-name="T15">Very Unpredictable business model.</text:span></text:p>
      <text:p text:style-name="P11"><text:span text:style-name="T15">There are privacy concerns. Uber records where customer gets the taxi from. It also notes where he goes with it.</text:span></text:p>
      <text:p text:style-name="P13"><text:span text:style-name="T15"/></text:p>
      <text:p text:style-name="P14"><text:span text:style-name="T15">Uber's Strengths:</text:span></text:p>
      <text:p text:style-name="P15"><text:span text:style-name="T9">It is a well-recognized brand</text:span></text:p>
      <text:p text:style-name="P15"><text:span text:style-name="T10">I</text:span><text:span text:style-name="T9">t has a high standard of service, verified drivers and cars.</text:span><text:span text:style-name="T10"> </text:span><text:span text:style-name="T9">Uber Black</text:span><text:span text:style-name="T10"> </text:span><text:span text:style-name="T9">users enjoy very high standard of service.</text:span></text:p>
      <text:p text:style-name="P15"><text:span text:style-name="T9">Has an unlimited fleet of vehicles. Regular Taxi service regulations are not applicable for Uber.</text:span></text:p>
      <text:p text:style-name="P15"><text:span text:style-name="T9">Uber has no full-time drivers. As it does not hire drivers, there are no responsibilities toward employees.</text:span></text:p>
      <text:p text:style-name="P15"><text:span text:style-name="T9">Operational cost is quite low. As it relies on customer-to-driver interaction, a dispatcher is not needed.</text:span></text:p>
      <text:p text:style-name="P15"><text:span text:style-name="T9">Very little competition. A major competitor is Lyft.</text:span></text:p>
      <text:p text:style-name="P15"><text:span text:style-name="T9">As cashless payment system is used, Uber can track and choose highly rated drivers. It has many other features like getting a car easily and having record of the spending.</text:span></text:p>
      <text:p text:style-name="P15"><text:span text:style-name="T9">Dual rating system boosts trust and safety.</text:span></text:p>
      <text:p text:style-name="P15"><text:span text:style-name="T9">The system is convenient for the drivers. They can work flexible hours and even choose to be a part-time employee. Drivers can also reject unwanted clients.</text:span></text:p>
      <text:p text:style-name="P15"><text:span text:style-name="T9">The prices are lower compared to traditional taxi operators.</text:span></text:p>
      <text:p text:style-name="P15"><text:span text:style-name="T9">High valuation of Uber. Many people are ready to invest on it.</text:span></text:p>
      <text:p text:style-name="P16"><text:span text:style-name="T9"/></text:p>
      <text:p text:style-name="P16"><text:span text:style-name="T9">C</text:span><text:span text:style-name="T8">ompetitive Differentiators:</text:span></text:p>
      <text:p text:style-name="P17"><text:span text:style-name="T8">1. Fast response time of the application.</text:span></text:p>
      <text:p text:style-name="P17"><text:span text:style-name="T8">2. Low Turnaround time of pathfinding in the application.</text:span></text:p>
      <text:p text:style-name="P17"><text:span text:style-name="T8">3. Auxiliary features such as reward points, surprise gifts, etc. for drivers (and customers).</text:span></text:p>
      <text:p text:style-name="P17"><text:span text:style-name="T8"/></text:p>
      <text:p text:style-name="P1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yon" svg:font-family="Lyon, Helvetica, Arial, sans-serif"/>
    <style:font-face style:name="Roboto" svg:font-family="Roboto, 'Bookman Old Style', serif"/>
    <style:font-face style:name="arial" svg:font-family="arial, sans-serif"/>
    <style:font-face style:name="inherit" svg:font-family="inherit"/>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09:56:37.346225925</meta:creation-date>
    <dc:date>2020-03-08T10:49:46.986616638</dc:date>
    <meta:editing-duration>PT19M27S</meta:editing-duration>
    <meta:editing-cycles>4</meta:editing-cycles>
    <meta:generator>LibreOffice/6.0.7.3$Linux_X86_64 LibreOffice_project/00m0$Build-3</meta:generator>
    <meta:document-statistic meta:table-count="0" meta:image-count="0" meta:object-count="0" meta:page-count="2" meta:paragraph-count="43" meta:word-count="672" meta:character-count="4315" meta:non-whitespace-character-count="3686"/>
  </office:meta>
</office:document-meta>
</file>